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de22" officeooo:paragraph-rsid="000bde22"/>
    </style:style>
    <style:style style:name="P2" style:family="paragraph" style:parent-style-name="Standard">
      <style:text-properties officeooo:rsid="000c8eeb" officeooo:paragraph-rsid="000c8eeb"/>
    </style:style>
    <style:style style:name="P3" style:family="paragraph" style:parent-style-name="Standard">
      <style:text-properties officeooo:rsid="000efe2e" officeooo:paragraph-rsid="000efe2e"/>
    </style:style>
    <style:style style:name="P4" style:family="paragraph" style:parent-style-name="Standard">
      <style:text-properties officeooo:rsid="000efe2e" officeooo:paragraph-rsid="000efe2e"/>
    </style:style>
    <style:style style:name="P5" style:family="paragraph" style:parent-style-name="Standard">
      <style:text-properties officeooo:rsid="0011d47a" officeooo:paragraph-rsid="0011d47a"/>
    </style:style>
    <style:style style:name="T1" style:family="text">
      <style:text-properties officeooo:rsid="0010c9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What is a transpiler?</text:p>
      <text:p text:style-name="P1">Before the process of creating a transpiler can be detailed, a few key terms must first be defined. A transpiler is a program that translates code from one programming language into another programming language. This can be useful to rapidly prototype a language, port code from one language to another, or just run certain languages.</text:p>
      <text:p text:style-name="P2">A transpiler as a program has three major essential stages: Lexer, Parser, and Code Generation. Most transpilers will also include a semantic analysis stage to check for other errors, but this is not always necessary depending on the specifics of the languages.</text:p>
      <text:p text:style-name="P3">A transpiler will generally deal with up to three programming languages, depending on the choices of the programmers: a source language (the language the input to the program is in), the target language (the language that the program will output) and the language used to program the transpiler.</text:p>
      <text:p text:style-name="P5">1. What languages?</text:p>
      <text:p text:style-name="P3">I have chosen to use SPLIWACA as the source language because it is simple and therefore relatively easy to translate. I also am helping to develop it so I can get more information about how the language <text:span text:style-name="T1">is intended to work in niche cases that might be necessary during development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7:59:08.674000000</meta:creation-date>
    <dc:date>2020-01-22T17:39:10.585000000</dc:date>
    <meta:editing-duration>PT2H57M34S</meta:editing-duration>
    <meta:editing-cycles>3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6" meta:word-count="203" meta:character-count="1213" meta:non-whitespace-character-count="1016"/>
  </office:meta>
</office:document-meta>
</file>